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top-10-der-themen-die-nicht-behandelt-wurden"/>Top 10 der Themen, die nicht behandelt wurden<text:bookmark-end text:name="top-10-der-themen-die-nicht-behandelt-wurden"/></text:h>
      <text:p text:style-name="First_20_paragraph">Datenbanken sind ein sehr weites Gebiet der Informatik. Wir konnten uns nicht um alle Aspekte kümmern. Interessant wäre z. B. noch gewesen:</text:p>
      <text:list xml:id="list2925014805" text:style-name="L1">
        <text:list-item>
          <text:p text:style-name="P4"><text:span text:style-name="T3">Office-Datenbanken</text:span>: Insbesondere die Datenbank MS Access kann zur Entwicklung kleinerer Datenbankanwendungen verwendet werden.</text:p>
        </text:list-item>
        <text:list-item>
          <text:p text:style-name="P4"><text:span text:style-name="T3">Integration von Datenbanken in Office-Pakete</text:span>, z. B. kann Writer eine einzelne Adressen aus einer Datenbank holen holen oder einen Serienbrief an alle in einer Abfrage befindlichen Adressen drucken.</text:p>
        </text:list-item>
        <text:list-item>
          <text:p text:style-name="P4"><text:span text:style-name="T3">PHP und MySQL</text:span> sind zwei frei verfügbare Pakete, auf denen viele dynamische Websites basieren. OOo Base kann übrigens auf MySQL-Datenbanken zugreifen.</text:p>
        </text:list-item>
        <text:list-item>
          <text:p text:style-name="P4"><text:span text:style-name="T3">Tuning von Datenbanken</text:span>, z. B. Erstellen von Indizees, mit denen bei großen Datenbanken der Zugriff auf die Datensätze beschleunigt wird, und Berücksichtigung technischer Aspekte bei Entwurfsentscheidungen: Datenbanken werden denormalisert oder Tabellen geteilt, obwohl dies semantisch unnötig ist.</text:p>
        </text:list-item>
        <text:list-item>
          <text:p text:style-name="P4"><text:span text:style-name="T3">Relationale Algebra</text:span>, die formalisierte Darstellung der Funtkion von Datenbanken. Mit ihr kann man sehr präzise beschreiben, wie Datenbanken funktionieren.</text:p>
        </text:list-item>
        <text:list-item>
          <text:p text:style-name="P4"><text:span text:style-name="T3">Objektorientierte Datenbanken</text:span>: Hier müssen nicht alle Datensätze dieselben Attribute haben. Objektorientierte Datenbanken passen gut zur objektorientierten Softwareentwicklung, haben sich aber noch nicht durchgesetzt.</text:p>
        </text:list-item>
        <text:list-item>
          <text:p text:style-name="P4"><text:span text:style-name="T3">Transaktionssteuerung</text:span>: Wie kann man verhindern, dass zwei Reisebüros gleichzeitig den letzten freien Platz im Flugzeug reservieren?</text:p>
        </text:list-item>
        <text:list-item>
          <text:p text:style-name="P4"><text:span text:style-name="T3">Data Mining</text:span>: z. B. Data Warehouses, zentrale Datenbanken von Unternehmen, die fast alle Daten des Unternehmens zusammenfasst) und Data Mining (Auswerten von Datenbeständen um darin Muster zu erkennen, z. B. zur Marktanalyse oder Prognosebildung).<text:line-break/></text:p>
        </text:list-item>
        <text:list-item>
          <text:p text:style-name="P4"><text:span text:style-name="T3">Normalformen</text:span>: Diese haben wir angerissen. Es gibt deutlich mehr als drei Normalformen und man kann diese sehr formalisiert beschreib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9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/><text:s text:c="3"/><text:chapter text:display="name" text:outline-level="1"/><text:s/></text:p>
      </style:header-left>
      <style:footer>
        <text:p text:style-name="MP3"><text:span text:style-name="MT1"><text:file-name text:display="name-and-extension">19-Top-10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5:52.145000000</dc:date>
    <meta:editing-duration>PT1M57S</meta:editing-duration>
    <meta:editing-cycles>1</meta:editing-cycles>
    <meta:document-statistic meta:table-count="0" meta:image-count="0" meta:object-count="0" meta:page-count="1" meta:paragraph-count="14" meta:word-count="259" meta:character-count="1939" meta:non-whitespace-character-count="1693"/>
    <meta:user-defined meta:name="VersionODT">0.3 (05.02.2020)</meta:user-defined>
    <meta:user-defined meta:name="numbersections">True</meta:user-defined>
  </office:meta>
</office:document-meta>
</file>